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E00000192C44D506E99AB4F50.png" manifest:media-type="image/png"/>
  <manifest:file-entry manifest:full-path="Pictures/1000020100000BB8000003E03ACDAF89CA2ADA25.png" manifest:media-type="image/png"/>
  <manifest:file-entry manifest:full-path="Pictures/1000000000000490000002F8E59CD522B18B83CD.png" manifest:media-type="image/png"/>
  <manifest:file-entry manifest:full-path="Pictures/100000000000012F000002CEFA6C0C8B1932BDA8.png" manifest:media-type="image/png"/>
  <manifest:file-entry manifest:full-path="Pictures/10000000000004DD000003AC4C8DC2F70791D9B8.png" manifest:media-type="image/png"/>
  <manifest:file-entry manifest:full-path="Pictures/1000000000000507000002F98EAFA9F4EDEEA5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rebuchet MS1" svg:font-family="'Trebuchet MS'"/>
    <style:font-face style:name="Liberation Sans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c4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262626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3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4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5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6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7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8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9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10" style:family="graphic" style:parent-style-name="standard">
      <style:graphic-properties draw:stroke="none" svg:stroke-width="0.053cm" svg:stroke-linecap="round" draw:fill="solid" draw:fill-color="#2c3c4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226cm" fo:min-width="4.497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.053cm" svg:stroke-linecap="round" draw:fill="solid" draw:fill-color="#ffffff" draw:textarea-vertical-align="middle" draw:auto-grow-height="false" draw:fit-to-size="false" style:shrink-to-fit="false" fo:min-height="18.8cm" fo:min-width="33.36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svg:stroke-linecap="round" draw:fill="solid" draw:fill-color="#2c3c4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18" style:family="graphic" style:parent-style-name="standard">
      <style:graphic-properties draw:stroke="none" svg:stroke-width="0.035cm" svg:stroke-linecap="round" draw:fill="solid" draw:fill-color="#2c3c43" draw:textarea-vertical-align="top" draw:auto-grow-height="false" draw:fit-to-size="false" style:shrink-to-fit="false" fo:min-height="9.275cm" fo:min-width="0.968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19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0.75cm" fo:min-width="11.7cm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4.75cm" fo:min-width="1.5cm"/>
    </style:style>
    <style:style style:name="gr23" style:family="graphic" style:parent-style-name="standard">
      <style:graphic-properties svg:stroke-color="#ffff00" draw:fill="none" draw:textarea-horizontal-align="justify" draw:textarea-vertical-align="middle" draw:auto-grow-height="false" fo:min-height="4.95cm" fo:min-width="0.7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4.55cm" fo:min-width="0.5cm"/>
    </style:style>
    <style:style style:name="gr25" style:family="graphic" style:parent-style-name="standard">
      <style:graphic-properties draw:stroke="none" svg:stroke-width="0.035cm" svg:stroke-linecap="round" draw:fill="solid" draw:fill-color="#2c3c43" draw:textarea-vertical-align="top" draw:auto-grow-height="false" draw:fit-to-size="false" style:shrink-to-fit="false" fo:min-height="18.8cm" fo:min-width="12.445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26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draw:fit-to-size="false" style:shrink-to-fit="false" fo:min-height="7.651cm" fo:min-width="0.745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gr2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notes">
      <style:graphic-properties draw:fill-color="#ffffff" fo:min-height="13.364cm"/>
    </style:style>
    <style:style style:name="pr2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ítulo_20_e_20_Conteúdo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ítulo_20_e_20_Conteúdo-notes">
      <style:graphic-properties draw:fill-color="#ffffff" fo:min-height="13.364cm"/>
    </style:style>
    <style:style style:name="pr5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" style:family="presentation" style:parent-style-name="Título_20_e_20_Conteúdo_5f_-notes">
      <style:graphic-properties draw:fill-color="#ffffff" fo:min-height="13.364cm"/>
    </style:style>
    <style:style style:name="pr8" style:family="presentation" style:parent-style-name="Título_20_e_20_Conteúdo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Título_20_e_20_Conteúdo_5f__5f_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P3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P4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P5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P6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P7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P8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P9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P10" style:family="paragraph">
      <loext:graphic-properties draw:fill="solid" draw:fill-color="#2c3c43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90c226" draw:opacity="85%"/>
      <style:paragraph-properties fo:text-align="start" style:font-independent-line-spacing="true"/>
      <style:text-properties fo:font-size="18pt"/>
    </style:style>
    <style:style style:name="P21" style:family="paragraph">
      <style:paragraph-properties fo:text-align="center"/>
    </style:style>
    <style:style style:name="P22" style:family="paragraph">
      <loext:graphic-properties draw:fill-color="#ffff00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g draw:name="Group 10">
          <draw:line draw:name="Straight Connector 11" draw:style-name="gr1" draw:text-style-name="P1" draw:layer="layout" svg:x1="26.03cm" svg:y1="0cm" svg:x2="29.417cm" svg:y2="19.05cm">
            <text:p/>
          </draw:line>
          <draw:line draw:name="Straight Connector 12" draw:style-name="gr1" draw:text-style-name="P1" draw:layer="layout" svg:x1="33.857cm" svg:y1="10.226cm" svg:x2="20.625cm" svg:y2="19.05cm">
            <text:p/>
          </draw:line>
          <draw:custom-shape draw:name="Rectangle 23" draw:style-name="gr2" draw:text-style-name="P2" draw:layer="layout" svg:width="8.353cm" svg:height="19.073cm" svg:x="25.504cm" svg:y="-0.024cm">
            <text:p/>
  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  <draw:equation draw:name="f0" draw:formula="logwidth"/>
              <draw:equation draw:name="f1" draw:formula="logheight"/>
            </draw:enhanced-geometry>
          </draw:custom-shape>
          <draw:custom-shape draw:name="Rectangle 25" draw:style-name="gr3" draw:text-style-name="P3" draw:layer="layout" svg:width="7.189cm" svg:height="19.073cm" svg:x="26.676cm" svg:y="-0.024cm">
            <text:p/>
  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5" draw:style-name="gr4" draw:text-style-name="P4" draw:layer="layout" svg:width="9.054cm" svg:height="10.582cm" svg:x="24.812cm" svg:y="8.467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tangle 27" draw:style-name="gr5" draw:text-style-name="P5" draw:layer="layout" svg:width="7.928cm" svg:height="19.073cm" svg:x="25.929cm" svg:y="-0.024cm">
            <text:p/>
  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  <draw:equation draw:name="f0" draw:formula="logwidth"/>
              <draw:equation draw:name="f1" draw:formula="logheight"/>
            </draw:enhanced-geometry>
          </draw:custom-shape>
          <draw:custom-shape draw:name="Rectangle 28" draw:style-name="gr6" draw:text-style-name="P6" draw:layer="layout" svg:width="3.583cm" svg:height="19.073cm" svg:x="30.274cm" svg:y="-0.024cm">
            <text:p/>
  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  <draw:equation draw:name="f0" draw:formula="logwidth"/>
              <draw:equation draw:name="f1" draw:formula="logheight"/>
            </draw:enhanced-geometry>
          </draw:custom-shape>
          <draw:custom-shape draw:name="Rectangle 29" draw:style-name="gr7" draw:text-style-name="P7" draw:layer="layout" svg:width="3.471cm" svg:height="19.073cm" svg:x="30.386cm" svg:y="-0.024cm">
            <text:p/>
  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9" draw:style-name="gr8" draw:text-style-name="P8" draw:layer="layout" svg:width="5.047cm" svg:height="9.077cm" svg:x="28.81cm" svg:y="9.972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Isosceles Triangle 20" draw:style-name="gr9" draw:text-style-name="P9" draw:layer="layout" svg:width="1.245cm" svg:height="7.901cm" svg:x="0cm" svg:y="11.1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22" draw:style-name="gr10" draw:text-style-name="P10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" draw:style-name="gr11" draw:text-style-name="P1" draw:layer="layout" svg:width="30.291cm" svg:height="9.995cm" svg:x="1.246cm" svg:y="4.209cm">
          <draw:image xlink:href="Pictures/1000020100000BB8000003E03ACDAF89CA2ADA25.png" xlink:type="simple" xlink:show="embed" xlink:actuate="onLoad" loext:mime-type="image/png">
            <text:p/>
          </draw:image>
          <svg:desc>Uma imagem contendo desenho

Descrição gerada automaticamente</svg:desc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lide_20_de_20_Título" presentation:presentation-page-layout-name="AL1T0">
        <draw:frame draw:name="Título 1" presentation:style-name="pr2" draw:text-style-name="P13" draw:layer="layout" svg:width="30.354cm" svg:height="5.363cm" svg:x="1.843cm" svg:y="5.005cm" presentation:class="title" presentation:user-transformed="true">
          <draw:text-box>
            <text:p text:style-name="P12"><text:span text:style-name="T1">MOD072_MÓDULOS_LISTA_AÉREAS_100%_MILHA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ítulo_20_e_20_Conteúdo" presentation:presentation-page-layout-name="AL2T11">
        <draw:frame draw:name="Título 1" presentation:style-name="pr3" draw:text-style-name="P15" draw:layer="layout" svg:width="23.805cm" svg:height="5.713cm" svg:x="1.071cm" svg:y="0.798cm" presentation:class="title" presentation:user-transformed="true">
          <draw:text-box>
            <text:p text:style-name="P14"><text:span text:style-name="T2">MOD072_MÓDULOS_LISTA_AÉREAS_100%_MILHAS</text:span><text:span text:style-name="T2"><text:line-break/></text:span><text:span text:style-name="T2">Estrutura: cantacom_n_mod072_aereas_100 </text:span><text:span text:style-name="T2"><text:line-break/></text:span><text:span text:style-name="T2">Modelo: cantacom_n_mod072_aereas_100 </text:span><text:span text:style-name="T2"><text:line-break/></text:span><text:span text:style-name="T2">ID: 27053334 <text:s/></text:span></text:p>
          </draw:text-box>
        </draw:frame>
        <draw:custom-shape draw:name="Título 1" draw:style-name="gr13" draw:text-style-name="P17" draw:layer="layout" svg:width="5.004cm" svg:height="1.479cm" svg:x="1.071cm" svg:y="13.511cm">
          <text:p text:style-name="P16"><text:span text:style-name="T3">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4" draw:text-style-name="P15" draw:layer="layout" svg:width="5.004cm" svg:height="1.479cm" svg:x="24.489cm" svg:y="16.417cm">
          <text:p text:style-name="P16"><text:span text:style-name="T3">MOB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11.819cm" svg:height="7.69cm" svg:x="1.4cm" svg:y="4.91cm">
          <draw:image xlink:href="Pictures/1000000000000490000002F8E59CD522B18B83CD.png" xlink:type="simple" xlink:show="embed" xlink:actuate="onLoad" loext:mime-type="image/png">
            <text:p/>
          </draw:image>
        </draw:frame>
        <draw:frame draw:style-name="gr15" draw:text-style-name="P18" draw:layer="layout" svg:width="6.016cm" svg:height="10.664cm" svg:x="22.8cm" svg:y="3.736cm">
          <draw:image xlink:href="Pictures/100000000000012F000002CEFA6C0C8B1932BDA8.png" xlink:type="simple" xlink:show="embed" xlink:actuate="onLoad" loext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CA E CAMPOS" draw:style-name="dp4" draw:master-page-name="Título_20_e_20_Conteúdo" presentation:presentation-page-layout-name="AL2T11">
        <draw:custom-shape draw:name="Rectangle 9" draw:style-name="gr16" draw:text-style-name="P19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0" draw:layer="layout" svg:width="12.944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3" draw:style-name="gr18" draw:text-style-name="P10" draw:layer="layout" svg:width="2.934cm" svg:height="19.049cm" draw:transform="rotate (-3.14159265358979) translate (15.88cm 19.05cm)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Título 1" presentation:style-name="pr5" draw:text-style-name="P15" draw:layer="layout" svg:width="11.674cm" svg:height="3.82cm" svg:x="1.207cm" svg:y="0.246cm" presentation:class="title" presentation:user-transformed="true">
          <draw:text-box>
            <text:p text:style-name="P14"><text:span text:style-name="T4">LOGICA E CAMPOS</text:span></text:p>
          </draw:text-box>
        </draw:frame>
        <draw:custom-shape draw:name="Isosceles Triangle 15" draw:style-name="gr19" draw:text-style-name="P20" draw:layer="layout" svg:width="1.245cm" svg:height="7.901cm" svg:x="32.643cm" svg:y="11.148cm">
          <text:p/>
          <draw:enhanced-geometry draw:mirror-horizontal="tru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style-name="gr20" draw:text-style-name="P22" draw:layer="layout" svg:width="12.2cm" svg:height="1cm" svg:x="1cm" svg:y="10.8cm">
          <text:p text:style-name="P21">Campos marcados ? Aparecem : somem</text:p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18.782cm" svg:height="11.106cm" svg:x="14cm" svg:y="2cm">
          <draw:image xlink:href="Pictures/1000000000000507000002F98EAFA9F4EDEEA5E1.png" xlink:type="simple" xlink:show="embed" xlink:actuate="onLoad" loext:mime-type="image/png">
            <text:p/>
          </draw:image>
        </draw:frame>
        <draw:frame draw:style-name="gr15" draw:text-style-name="P18" draw:layer="layout" svg:width="11.819cm" svg:height="7.69cm" svg:x="1.207cm" svg:y="2.91cm">
          <draw:image xlink:href="Pictures/1000000000000490000002F8E59CD522B18B83CD.png" xlink:type="simple" xlink:show="embed" xlink:actuate="onLoad" loext:mime-type="image/png">
            <text:p/>
          </draw:image>
        </draw:frame>
        <draw:line draw:style-name="gr21" draw:text-style-name="P23" draw:layer="layout" svg:x1="12.6cm" svg:y1="4.6cm" svg:x2="14.4cm" svg:y2="2.8cm">
          <text:p/>
        </draw:line>
        <draw:line draw:style-name="gr21" draw:text-style-name="P23" draw:layer="layout" svg:x1="11.2cm" svg:y1="4.066cm" svg:x2="14.4cm" svg:y2="3.6cm">
          <text:p/>
        </draw:line>
        <draw:frame draw:style-name="gr15" draw:text-style-name="P18" draw:layer="layout" svg:width="6.016cm" svg:height="10.664cm" svg:x="25.2cm" svg:y="1.8cm">
          <draw:image xlink:href="Pictures/100000000000012F000002CEFA6C0C8B1932BDA8.png" xlink:type="simple" xlink:show="embed" xlink:actuate="onLoad" loext:mime-type="image/png">
            <text:p/>
          </draw:image>
        </draw:frame>
        <draw:line draw:style-name="gr21" draw:text-style-name="P23" draw:layer="layout" svg:x1="26.6cm" svg:y1="9.8cm" svg:x2="17.4cm" svg:y2="4.4cm">
          <text:p/>
        </draw:line>
        <draw:custom-shape draw:style-name="gr22" draw:text-style-name="P18" draw:layer="layout" svg:width="2cm" svg:height="5cm" svg:x="9.4cm" svg:y="5.6cm">
          <text:p/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11.4cm" svg:y1="6.4cm" svg:x2="14.2cm" svg:y2="5.2cm">
          <text:p/>
        </draw:line>
        <draw:custom-shape draw:style-name="gr23" draw:text-style-name="P18" draw:layer="layout" svg:width="1.2cm" svg:height="5.2cm" svg:x="8cm" svg:y="5.6cm">
          <text:p/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9.2cm" svg:y1="6.4cm" svg:x2="14.2cm" svg:y2="6.2cm">
          <text:p/>
        </draw:line>
        <draw:custom-shape draw:style-name="gr24" draw:text-style-name="P18" draw:layer="layout" svg:width="1cm" svg:height="4.8cm" svg:x="6.8cm" svg:y="5.6cm">
          <text:p/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7.6cm" svg:y1="7.2cm" svg:x2="14.4cm" svg:y2="7cm">
          <text:p/>
        </draw:line>
        <draw:line draw:style-name="gr21" draw:text-style-name="P23" draw:layer="layout" svg:x1="11.4cm" svg:y1="4.6cm" svg:x2="14cm" svg:y2="7.8cm">
          <text:p/>
        </draw:line>
        <draw:line draw:style-name="gr21" draw:text-style-name="P23" draw:layer="layout" svg:x1="26.6cm" svg:y1="4.6cm" svg:x2="18.2cm" svg:y2="9.2cm">
          <text:p/>
        </draw:line>
        <draw:line draw:style-name="gr21" draw:text-style-name="P23" draw:layer="layout" svg:x1="26cm" svg:y1="2.4cm" svg:x2="19.6cm" svg:y2="10.4cm">
          <text:p/>
        </draw:line>
        <draw:line draw:style-name="gr21" draw:text-style-name="P23" draw:layer="layout" svg:x1="29.4cm" svg:y1="3.6cm" svg:x2="21cm" svg:y2="12cm">
          <text:p/>
        </draw:lin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ítulo_20_e_20_Conteúdo_5f_" presentation:presentation-page-layout-name="AL2T11">
        <draw:custom-shape draw:name="Rectangle 9" draw:style-name="gr16" draw:text-style-name="P19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10" draw:layer="layout" svg:width="12.944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3" draw:style-name="gr18" draw:text-style-name="P10" draw:layer="layout" svg:width="2.934cm" svg:height="19.049cm" draw:transform="rotate (-3.14159265358979) translate (15.88cm 19.05cm)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Título 1" presentation:style-name="pr6" draw:text-style-name="P15" draw:layer="layout" svg:width="11.674cm" svg:height="3.82cm" svg:x="1.207cm" svg:y="0.246cm" presentation:class="title" presentation:user-transformed="true">
          <draw:text-box>
            <text:p text:style-name="P14"><text:span text:style-name="T4">LOGICA E CAMPOS</text:span></text:p>
          </draw:text-box>
        </draw:frame>
        <draw:custom-shape draw:name="Isosceles Triangle 15" draw:style-name="gr26" draw:text-style-name="P20" draw:layer="layout" svg:width="1.245cm" svg:height="7.901cm" svg:x="32.643cm" svg:y="11.148cm">
          <text:p/>
          <draw:enhanced-geometry draw:mirror-horizontal="tru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15" draw:text-style-name="P18" draw:layer="layout" svg:width="11.819cm" svg:height="7.69cm" svg:x="1.381cm" svg:y="2.91cm">
          <draw:image xlink:href="Pictures/1000000000000490000002F8E59CD522B18B83CD.png" xlink:type="simple" xlink:show="embed" xlink:actuate="onLoad" loext:mime-type="image/png">
            <text:p/>
          </draw:image>
        </draw:frame>
        <draw:frame draw:style-name="gr15" draw:text-style-name="P18" draw:layer="layout" svg:width="18.132cm" svg:height="13.69cm" svg:x="15cm" svg:y="0.91cm">
          <draw:image xlink:href="Pictures/10000000000004DD000003AC4C8DC2F70791D9B8.png" xlink:type="simple" xlink:show="embed" xlink:actuate="onLoad" loext:mime-type="image/png">
            <text:p/>
          </draw:image>
        </draw:frame>
        <draw:line draw:style-name="gr21" draw:text-style-name="P23" draw:layer="layout" svg:x1="11cm" svg:y1="6.6cm" svg:x2="15.4cm" svg:y2="2.4cm">
          <text:p/>
        </draw:line>
        <draw:line draw:style-name="gr21" draw:text-style-name="P23" draw:layer="layout" svg:x1="1.8cm" svg:y1="6.6cm" svg:x2="15.4cm" svg:y2="4cm">
          <text:p/>
        </draw:line>
        <draw:line draw:style-name="gr21" draw:text-style-name="P23" draw:layer="layout" svg:x1="3.2cm" svg:y1="6.6cm" svg:x2="15.2cm" svg:y2="5.4cm">
          <text:p/>
        </draw:line>
        <draw:line draw:style-name="gr21" draw:text-style-name="P23" draw:layer="layout" svg:x1="4.8cm" svg:y1="7.4cm" svg:x2="15.4cm" svg:y2="6.6cm">
          <text:p/>
        </draw:line>
        <draw:line draw:style-name="gr21" draw:text-style-name="P23" draw:layer="layout" svg:x1="4.4cm" svg:y1="7.6cm" svg:x2="15.2cm" svg:y2="7.8cm">
          <text:p/>
        </draw:line>
        <draw:line draw:style-name="gr21" draw:text-style-name="P23" draw:layer="layout" svg:x1="6.2cm" svg:y1="8.4cm" svg:x2="15cm" svg:y2="9.2cm">
          <text:p/>
        </draw:line>
        <draw:line draw:style-name="gr21" draw:text-style-name="P23" draw:layer="layout" svg:x1="5.8cm" svg:y1="8.6cm" svg:x2="15.2cm" svg:y2="10.8cm">
          <text:p/>
        </draw:line>
        <draw:line draw:style-name="gr21" draw:text-style-name="P23" draw:layer="layout" svg:x1="7.4cm" svg:y1="9.2cm" svg:x2="15.6cm" svg:y2="12cm">
          <text:p/>
        </draw:line>
        <draw:line draw:style-name="gr21" draw:text-style-name="P23" draw:layer="layout" svg:x1="7.2cm" svg:y1="9.6cm" svg:x2="15.4cm" svg:y2="13.8cm">
          <text:p/>
        </draw:lin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ítulo_20_e_20_Conteúdo_5f__5f_" presentation:presentation-page-layout-name="AL2T11">
        <draw:custom-shape draw:name="Rectangle 9" draw:style-name="gr16" draw:text-style-name="P19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10" draw:layer="layout" svg:width="12.944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3" draw:style-name="gr18" draw:text-style-name="P10" draw:layer="layout" svg:width="2.934cm" svg:height="19.049cm" draw:transform="rotate (-3.14159265358979) translate (15.88cm 19.05cm)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Título 1" presentation:style-name="pr8" draw:text-style-name="P15" draw:layer="layout" svg:width="11.674cm" svg:height="3.82cm" svg:x="1.207cm" svg:y="0.246cm" presentation:class="title" presentation:user-transformed="true">
          <draw:text-box>
            <text:p text:style-name="P14"><text:span text:style-name="T4">LOGICA E CAMPOS</text:span></text:p>
          </draw:text-box>
        </draw:frame>
        <draw:custom-shape draw:name="Isosceles Triangle 15" draw:style-name="gr26" draw:text-style-name="P20" draw:layer="layout" svg:width="1.245cm" svg:height="7.901cm" svg:x="32.643cm" svg:y="11.148cm">
          <text:p/>
          <draw:enhanced-geometry draw:mirror-horizontal="tru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27" draw:text-style-name="P21" draw:layer="layout" svg:width="18cm" svg:height="5.733cm" svg:x="15.2cm" svg:y="3.6cm">
          <draw:image xlink:href="Pictures/10000000000004EE00000192C44D506E99AB4F50.png" xlink:type="simple" xlink:show="embed" xlink:actuate="onLoad" loext:mime-type="image/png">
            <text:p/>
          </draw:image>
        </draw:frame>
        <draw:frame draw:style-name="gr15" draw:text-style-name="P18" draw:layer="layout" svg:width="12.91cm" svg:height="8.4cm" svg:x="0.981cm" svg:y="3.2cm">
          <draw:image xlink:href="Pictures/1000000000000490000002F8E59CD522B18B83CD.png" xlink:type="simple" xlink:show="embed" xlink:actuate="onLoad" loext:mime-type="image/png">
            <text:p/>
          </draw:image>
        </draw:frame>
        <draw:line draw:style-name="gr21" draw:text-style-name="P23" draw:layer="layout" svg:x1="9.2cm" svg:y1="7cm" svg:x2="15.8cm" svg:y2="4.6cm">
          <text:p/>
        </draw:line>
        <draw:line draw:style-name="gr21" draw:text-style-name="P23" draw:layer="layout" svg:x1="9.2cm" svg:y1="7.4cm" svg:x2="15.4cm" svg:y2="5.8cm">
          <text:p/>
        </draw:line>
        <draw:line draw:style-name="gr21" draw:text-style-name="P23" draw:layer="layout" svg:x1="12.6cm" svg:y1="7.2cm" svg:x2="15.6cm" svg:y2="7cm">
          <text:p/>
        </draw:line>
        <draw:line draw:style-name="gr21" draw:text-style-name="P23" draw:layer="layout" svg:x1="12.8cm" svg:y1="7.2cm" svg:x2="15.88cm" svg:y2="8.6cm">
          <text:p/>
        </draw:lin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0_de_20_Título" presentation:presentation-page-layout-name="AL1T0">
        <draw:g draw:name="Group 44">
          <draw:line draw:name="Straight Connector 45" draw:style-name="gr1" draw:text-style-name="P1" draw:layer="layout" svg:x1="26.03cm" svg:y1="0cm" svg:x2="29.417cm" svg:y2="19.05cm">
            <text:p/>
          </draw:line>
          <draw:line draw:name="Straight Connector 46" draw:style-name="gr1" draw:text-style-name="P1" draw:layer="layout" svg:x1="33.857cm" svg:y1="10.226cm" svg:x2="20.625cm" svg:y2="19.05cm">
            <text:p/>
          </draw:line>
          <draw:custom-shape draw:name="Rectangle 23" draw:style-name="gr2" draw:text-style-name="P2" draw:layer="layout" svg:width="8.353cm" svg:height="19.073cm" svg:x="25.504cm" svg:y="-0.024cm">
            <text:p/>
  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  <draw:equation draw:name="f0" draw:formula="logwidth"/>
              <draw:equation draw:name="f1" draw:formula="logheight"/>
            </draw:enhanced-geometry>
          </draw:custom-shape>
          <draw:custom-shape draw:name="Rectangle 25" draw:style-name="gr3" draw:text-style-name="P3" draw:layer="layout" svg:width="7.189cm" svg:height="19.073cm" svg:x="26.676cm" svg:y="-0.024cm">
            <text:p/>
  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49" draw:style-name="gr4" draw:text-style-name="P4" draw:layer="layout" svg:width="9.054cm" svg:height="10.582cm" svg:x="24.812cm" svg:y="8.467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tangle 27" draw:style-name="gr5" draw:text-style-name="P5" draw:layer="layout" svg:width="7.928cm" svg:height="19.073cm" svg:x="25.929cm" svg:y="-0.024cm">
            <text:p/>
  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  <draw:equation draw:name="f0" draw:formula="logwidth"/>
              <draw:equation draw:name="f1" draw:formula="logheight"/>
            </draw:enhanced-geometry>
          </draw:custom-shape>
          <draw:custom-shape draw:name="Rectangle 28" draw:style-name="gr6" draw:text-style-name="P6" draw:layer="layout" svg:width="3.583cm" svg:height="19.073cm" svg:x="30.274cm" svg:y="-0.024cm">
            <text:p/>
  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  <draw:equation draw:name="f0" draw:formula="logwidth"/>
              <draw:equation draw:name="f1" draw:formula="logheight"/>
            </draw:enhanced-geometry>
          </draw:custom-shape>
          <draw:custom-shape draw:name="Rectangle 29" draw:style-name="gr7" draw:text-style-name="P7" draw:layer="layout" svg:width="3.471cm" svg:height="19.073cm" svg:x="30.386cm" svg:y="-0.024cm">
            <text:p/>
  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53" draw:style-name="gr8" draw:text-style-name="P8" draw:layer="layout" svg:width="5.047cm" svg:height="9.077cm" svg:x="28.81cm" svg:y="9.972cm">
            <text:p/>
            <draw:enhanced-geometry draw:mirror-horizontal="false" draw:mirror-vertical="false" svg:viewBox="0 0 0 0" draw:text-areas="?f1 ?f5 ?f4 ?f6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Isosceles Triangle 54" draw:style-name="gr9" draw:text-style-name="P9" draw:layer="layout" svg:width="1.245cm" svg:height="7.901cm" svg:x="0cm" svg:y="11.1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56" draw:style-name="gr10" draw:text-style-name="P10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" draw:style-name="gr11" draw:text-style-name="P1" draw:layer="layout" svg:width="30.291cm" svg:height="9.995cm" svg:x="1.892cm" svg:y="4.348cm">
          <draw:image xlink:href="Pictures/1000020100000BB8000003E03ACDAF89CA2ADA25.png" xlink:type="simple" xlink:show="embed" xlink:actuate="onLoad" loext:mime-type="image/png">
            <text:p/>
          </draw:image>
          <svg:desc>Uma imagem contendo desenho

Descrição gerada automaticamente</svg:desc>
        </draw:fram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rebuchet MS1" svg:font-family="'Trebuchet MS'"/>
    <style:font-face style:name="Liberation Sans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2c3c43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2c3c43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background" style:display-name="Título e Conteúdo_-background" style:family="presentation">
      <style:graphic-properties draw:stroke="none" draw:fill="solid" draw:fill-color="#2c3c43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shrink-to-fit" style:shrink-to-fit="true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outline2" style:display-name="Título e Conteúdo_-outline2" style:family="presentation" style:parent-style-name="Título_20_e_20_Conteúdo_5f_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_5f_-outline3" style:display-name="Título e Conteúdo_-outline3" style:family="presentation" style:parent-style-name="Título_20_e_20_Conteúdo_5f_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-outline4" style:display-name="Título e Conteúdo_-outline4" style:family="presentation" style:parent-style-name="Título_20_e_20_Conteúdo_5f_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background" style:display-name="Título e Conteúdo__-background" style:family="presentation">
      <style:graphic-properties draw:stroke="none" draw:fill="solid" draw:fill-color="#2c3c43"/>
      <style:text-properties style:letter-kerning="true"/>
    </style:style>
    <style:style style:name="Título_20_e_20_Conteúdo_5f__5f_-backgroundobjects" style:display-name="Título e 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-notes" style:display-name="Título e 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outline1" style:display-name="Título e Conteúdo__-outline1" style:family="presentation">
      <style:graphic-properties draw:stroke="none" draw:fill="none" draw:auto-grow-height="false" draw:fit-to-size="shrink-to-fit" style:shrink-to-fit="true">
        <text:list-style style:name="Título_20_e_20_Conteúdo_5f__5f_-outline1" style:display-name="Título e 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outline2" style:display-name="Título e Conteúdo__-outline2" style:family="presentation" style:parent-style-name="Título_20_e_20_Conteúdo_5f__5f_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_5f__5f_-outline3" style:display-name="Título e Conteúdo__-outline3" style:family="presentation" style:parent-style-name="Título_20_e_20_Conteúdo_5f__5f_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-outline4" style:display-name="Título e Conteúdo__-outline4" style:family="presentation" style:parent-style-name="Título_20_e_20_Conteúdo_5f__5f_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-outline5" style:display-name="Título e Conteúdo__-outline5" style:family="presentation" style:parent-style-name="Título_20_e_20_Conteúdo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6" style:display-name="Título e Conteúdo__-outline6" style:family="presentation" style:parent-style-name="Título_20_e_20_Conteúdo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7" style:display-name="Título e Conteúdo__-outline7" style:family="presentation" style:parent-style-name="Título_20_e_20_Conteúdo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8" style:display-name="Título e Conteúdo__-outline8" style:family="presentation" style:parent-style-name="Título_20_e_20_Conteúdo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9" style:display-name="Título e Conteúdo__-outline9" style:family="presentation" style:parent-style-name="Título_20_e_20_Conteúdo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-subtitle" style:display-name="Título e Conteúdo__-subtitle" style:family="presentation">
      <style:graphic-properties draw:stroke="none" draw:fill="none" draw:textarea-vertical-align="middle">
        <text:list-style style:name="Título_20_e_20_Conteúdo_5f__5f_-subtitle" style:display-name="Título e 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title" style:display-name="Título e Conteúdo__-title" style:family="presentation">
      <style:graphic-properties draw:stroke="none" draw:fill="none" draw:textarea-vertical-align="middle">
        <text:list-style style:name="Título_20_e_20_Conteúdo_5f__5f_-title" style:display-name="Título e 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background" style:display-name="Título e Conteúdo___-background" style:family="presentation">
      <style:graphic-properties draw:stroke="none" draw:fill="solid" draw:fill-color="#2c3c43"/>
      <style:text-properties style:letter-kerning="true"/>
    </style:style>
    <style:style style:name="Título_20_e_20_Conteúdo_5f__5f__5f_-backgroundobjects" style:display-name="Título e 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-notes" style:display-name="Título e 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outline1" style:display-name="Título e Conteúdo___-outline1" style:family="presentation">
      <style:graphic-properties draw:stroke="none" draw:fill="none" draw:auto-grow-height="false" draw:fit-to-size="shrink-to-fit" style:shrink-to-fit="true">
        <text:list-style style:name="Título_20_e_20_Conteúdo_5f__5f__5f_-outline1" style:display-name="Título e 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outline2" style:display-name="Título e Conteúdo___-outline2" style:family="presentation" style:parent-style-name="Título_20_e_20_Conteúdo_5f__5f__5f_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_5f__5f__5f_-outline3" style:display-name="Título e Conteúdo___-outline3" style:family="presentation" style:parent-style-name="Título_20_e_20_Conteúdo_5f__5f__5f_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-outline4" style:display-name="Título e Conteúdo___-outline4" style:family="presentation" style:parent-style-name="Título_20_e_20_Conteúdo_5f__5f__5f_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-outline5" style:display-name="Título e Conteúdo___-outline5" style:family="presentation" style:parent-style-name="Título_20_e_20_Conteúdo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6" style:display-name="Título e Conteúdo___-outline6" style:family="presentation" style:parent-style-name="Título_20_e_20_Conteúdo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7" style:display-name="Título e Conteúdo___-outline7" style:family="presentation" style:parent-style-name="Título_20_e_20_Conteúdo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8" style:display-name="Título e Conteúdo___-outline8" style:family="presentation" style:parent-style-name="Título_20_e_20_Conteúdo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9" style:display-name="Título e Conteúdo___-outline9" style:family="presentation" style:parent-style-name="Título_20_e_20_Conteúdo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subtitle" style:display-name="Título e Conteúdo___-subtitle" style:family="presentation">
      <style:graphic-properties draw:stroke="none" draw:fill="none" draw:textarea-vertical-align="middle">
        <text:list-style style:name="Título_20_e_20_Conteúdo_5f__5f__5f_-subtitle" style:display-name="Título e 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title" style:display-name="Título e Conteúdo___-title" style:family="presentation">
      <style:graphic-properties draw:stroke="none" draw:fill="none" draw:textarea-vertical-align="middle">
        <text:list-style style:name="Título_20_e_20_Conteúdo_5f__5f__5f_-title" style:display-name="Título e 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background" style:display-name="Título e Conteúdo____-background" style:family="presentation">
      <style:graphic-properties draw:stroke="none" draw:fill="solid" draw:fill-color="#2c3c43"/>
      <style:text-properties style:letter-kerning="true"/>
    </style:style>
    <style:style style:name="Título_20_e_20_Conteúdo_5f__5f__5f__5f_-backgroundobjects" style:display-name="Título e 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-notes" style:display-name="Título e 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outline1" style:display-name="Título e Conteúdo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-outline1" style:display-name="Título e 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outline2" style:display-name="Título e Conteúdo____-outline2" style:family="presentation" style:parent-style-name="Título_20_e_20_Conteúdo_5f__5f__5f__5f_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_5f__5f__5f__5f_-outline3" style:display-name="Título e Conteúdo____-outline3" style:family="presentation" style:parent-style-name="Título_20_e_20_Conteúdo_5f__5f__5f__5f_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-outline4" style:display-name="Título e Conteúdo____-outline4" style:family="presentation" style:parent-style-name="Título_20_e_20_Conteúdo_5f__5f__5f__5f_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-outline5" style:display-name="Título e Conteúdo____-outline5" style:family="presentation" style:parent-style-name="Título_20_e_20_Conteúdo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6" style:display-name="Título e Conteúdo____-outline6" style:family="presentation" style:parent-style-name="Título_20_e_20_Conteúdo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7" style:display-name="Título e Conteúdo____-outline7" style:family="presentation" style:parent-style-name="Título_20_e_20_Conteúdo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8" style:display-name="Título e Conteúdo____-outline8" style:family="presentation" style:parent-style-name="Título_20_e_20_Conteúdo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9" style:display-name="Título e Conteúdo____-outline9" style:family="presentation" style:parent-style-name="Título_20_e_20_Conteúdo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subtitle" style:display-name="Título e Conteúdo____-subtitle" style:family="presentation">
      <style:graphic-properties draw:stroke="none" draw:fill="none" draw:textarea-vertical-align="middle">
        <text:list-style style:name="Título_20_e_20_Conteúdo_5f__5f__5f__5f_-subtitle" style:display-name="Título e 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title" style:display-name="Título e Conteúdo____-title" style:family="presentation">
      <style:graphic-properties draw:stroke="none" draw:fill="none" draw:textarea-vertical-align="middle">
        <text:list-style style:name="Título_20_e_20_Conteúdo_5f__5f__5f__5f_-title" style:display-name="Título e 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c3c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262626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18.824cm" fo:min-width="7.85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3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18.824cm" fo:min-width="6.69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4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5.042cm" fo:min-width="4.028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5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18.824cm" fo:min-width="7.429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6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18.824cm" fo:min-width="3.08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7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18.824cm" fo:min-width="2.972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8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4.289cm" fo:min-width="2.024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9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3.701cm" fo:min-width="0.123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ítulo_20_e_20_Conteúdo_5f_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Título_20_e_20_Conteúd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ítulo_20_e_20_Conteúd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ítulo_20_e_20_Conteúdo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ítulo_20_e_20_Conteúdo_5f__5f_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Título_20_e_20_Conteúdo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ítulo_20_e_20_Conteúdo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ítulo_20_e_20_Conteúdo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ítulo_20_e_20_Conteúdo_5f__5f_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ítulo_20_e_20_Conteúdo_5f__5f__5f_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1" style:family="presentation" style:parent-style-name="Título_20_e_20_Conteúdo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ítulo_20_e_20_Conteúdo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ítulo_20_e_20_Conteúdo_5f__5f_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Título_20_e_20_Conteúdo_5f__5f_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ítulo_20_e_20_Conteúdo_5f__5f__5f__5f_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6" style:family="presentation" style:parent-style-name="Título_20_e_20_Conteúdo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ítulo_20_e_20_Conteúdo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ítulo_20_e_20_Conteúdo_5f__5f_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ítulo_20_e_20_Conteúdo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g draw:name="Group 7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7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0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3" draw:layer="layout" svg:width="2.34cm" svg:height="15.738cm" draw:transform="rotate (-3.14159265358979) translate (2.341cm 15.739cm)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2">Clique para editar o título Mestr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20-12-09">09/12/20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g draw:name="Group 7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que para editar o título Mestre</text:span></text:p>
        </draw:text-box>
      </draw:frame>
      <draw:frame draw:name="Content Placeholder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que para editar os estilos de texto Mestres</text:span></text:p>
              <text:list>
                <text:list-item>
                  <text:p text:style-name="MP20"><text:span text:style-name="MT7">Segundo nível</text:span></text:p>
                  <text:list>
                    <text:list-item>
                      <text:p text:style-name="MP20"><text:span text:style-name="MT8">Terceiro nível</text:span></text:p>
                      <text:list>
                        <text:list-item>
                          <text:p text:style-name="MP20"><text:span text:style-name="MT9">Quarto nível</text:span></text:p>
                          <text:list>
                            <text:list-item>
                              <text:p text:style-name="MP20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20-12-09">09/12/20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1">
      <draw:g draw:name="Group 7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2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3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4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5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6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7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8" draw:text-style-name="MP12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9" draw:text-style-name="MP13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0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que para editar o título Mestre</text:span></text:p>
        </draw:text-box>
      </draw:frame>
      <draw:frame draw:name="Content Placeholder 2" presentation:style-name="Mpr11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que para editar os estilos de texto Mestres</text:span></text:p>
              <text:list>
                <text:list-item>
                  <text:p text:style-name="MP20"><text:span text:style-name="MT7">Segundo nível</text:span></text:p>
                  <text:list>
                    <text:list-item>
                      <text:p text:style-name="MP20"><text:span text:style-name="MT8">Terceiro nível</text:span></text:p>
                      <text:list>
                        <text:list-item>
                          <text:p text:style-name="MP20"><text:span text:style-name="MT9">Quarto nível</text:span></text:p>
                          <text:list>
                            <text:list-item>
                              <text:p text:style-name="MP20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20-12-09">09/12/20</text:date></text:span></text:p>
        </draw:text-box>
      </draw:frame>
      <draw:frame draw:name="Footer Placeholder 4" presentation:style-name="Mpr1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1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_5f_-title" draw:layer="backgroundobjects" svg:width="19.798cm" svg:height="11.136cm" svg:x="0.6cm" svg:y="2.257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" style:display-name="Título e Conteúdo__" style:page-layout-name="PM1" draw:style-name="Mdp1">
      <draw:g draw:name="Group 7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2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3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4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5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6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7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8" draw:text-style-name="MP12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9" draw:text-style-name="MP13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que para editar o título Mestre</text:span></text:p>
        </draw:text-box>
      </draw:frame>
      <draw:frame draw:name="Content Placeholder 2" presentation:style-name="Mpr16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que para editar os estilos de texto Mestres</text:span></text:p>
              <text:list>
                <text:list-item>
                  <text:p text:style-name="MP20"><text:span text:style-name="MT7">Segundo nível</text:span></text:p>
                  <text:list>
                    <text:list-item>
                      <text:p text:style-name="MP20"><text:span text:style-name="MT8">Terceiro nível</text:span></text:p>
                      <text:list>
                        <text:list-item>
                          <text:p text:style-name="MP20"><text:span text:style-name="MT9">Quarto nível</text:span></text:p>
                          <text:list>
                            <text:list-item>
                              <text:p text:style-name="MP20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20-12-09">09/12/20</text:date></text:span></text:p>
        </draw:text-box>
      </draw:frame>
      <draw:frame draw:name="Footer Placeholder 4" presentation:style-name="Mpr1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1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_5f__5f_-title" draw:layer="backgroundobjects" svg:width="19.798cm" svg:height="11.136cm" svg:x="0.6cm" svg:y="2.257cm" presentation:class="page"/>
        <draw:frame presentation:style-name="Título_20_e_20_Conteúdo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" style:display-name="Título e Conteúdo___" style:page-layout-name="PM1" draw:style-name="Mdp1">
      <draw:g draw:name="Group 7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2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3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4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5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6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7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8" draw:text-style-name="MP12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9" draw:text-style-name="MP13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20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que para editar o título Mestre</text:span></text:p>
        </draw:text-box>
      </draw:frame>
      <draw:frame draw:name="Content Placeholder 2" presentation:style-name="Mpr21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que para editar os estilos de texto Mestres</text:span></text:p>
              <text:list>
                <text:list-item>
                  <text:p text:style-name="MP20"><text:span text:style-name="MT7">Segundo nível</text:span></text:p>
                  <text:list>
                    <text:list-item>
                      <text:p text:style-name="MP20"><text:span text:style-name="MT8">Terceiro nível</text:span></text:p>
                      <text:list>
                        <text:list-item>
                          <text:p text:style-name="MP20"><text:span text:style-name="MT9">Quarto nível</text:span></text:p>
                          <text:list>
                            <text:list-item>
                              <text:p text:style-name="MP20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20-12-09">09/12/20</text:date></text:span></text:p>
        </draw:text-box>
      </draw:frame>
      <draw:frame draw:name="Footer Placeholder 4" presentation:style-name="Mpr2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_5f__5f__5f_-title" draw:layer="backgroundobjects" svg:width="19.798cm" svg:height="11.136cm" svg:x="0.6cm" svg:y="2.257cm" presentation:class="page"/>
        <draw:frame presentation:style-name="Título_20_e_20_Conteúd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" style:display-name="Título e Conteúdo____" style:page-layout-name="PM1" draw:style-name="Mdp1">
      <draw:g draw:name="Group 7">
        <draw:line draw:name="Straight Connector 19" draw:style-name="Mgr3" draw:text-style-name="MP5" draw:layer="backgroundobjects" svg:x1="26.03cm" svg:y1="0cm" svg:x2="29.417cm" svg:y2="19.05cm">
          <text:p/>
        </draw:line>
        <draw:line draw:name="Straight Connector 20" draw:style-name="Mgr3" draw:text-style-name="MP5" draw:layer="backgroundobjects" svg:x1="33.857cm" svg:y1="10.226cm" svg:x2="20.625cm" svg:y2="19.05cm">
          <text:p/>
        </draw:line>
        <draw:custom-shape draw:name="Rectangle 23" draw:style-name="Mgr12" draw:text-style-name="MP6" draw:layer="backgroundobjects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13" draw:text-style-name="MP7" draw:layer="backgroundobjects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14" draw:text-style-name="MP8" draw:layer="backgroundobjects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15" draw:text-style-name="MP9" draw:layer="backgroundobjects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16" draw:text-style-name="MP10" draw:layer="backgroundobjects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7" draw:text-style-name="MP11" draw:layer="backgroundobjects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8" draw:text-style-name="MP12" draw:layer="backgroundobjects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9" draw:text-style-name="MP13" draw:layer="backgroundobjects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2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que para editar o título Mestre</text:span></text:p>
        </draw:text-box>
      </draw:frame>
      <draw:frame draw:name="Content Placeholder 2" presentation:style-name="Mpr26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que para editar os estilos de texto Mestres</text:span></text:p>
              <text:list>
                <text:list-item>
                  <text:p text:style-name="MP20"><text:span text:style-name="MT7">Segundo nível</text:span></text:p>
                  <text:list>
                    <text:list-item>
                      <text:p text:style-name="MP20"><text:span text:style-name="MT8">Terceiro nível</text:span></text:p>
                      <text:list>
                        <text:list-item>
                          <text:p text:style-name="MP20"><text:span text:style-name="MT9">Quarto nível</text:span></text:p>
                          <text:list>
                            <text:list-item>
                              <text:p text:style-name="MP20"><text:span text:style-name="MT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20-12-09">09/12/20</text:date></text:span></text:p>
        </draw:text-box>
      </draw:frame>
      <draw:frame draw:name="Footer Placeholder 4" presentation:style-name="Mpr2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_5f__5f__5f__5f_-title" draw:layer="backgroundobjects" svg:width="19.798cm" svg:height="11.136cm" svg:x="0.6cm" svg:y="2.257cm" presentation:class="page"/>
        <draw:frame presentation:style-name="Título_20_e_20_Conteúd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Apresentação do PowerPoint</dc:title>
    <meta:initial-creator>Myllena - Cantacom</meta:initial-creator>
    <meta:editing-cycles>10</meta:editing-cycles>
    <meta:creation-date>2020-06-04T14:38:58</meta:creation-date>
    <dc:date>2020-12-09T18:26:08.780000000</dc:date>
    <meta:editing-duration>PT3H42M13S</meta:editing-duration>
    <meta:generator>LibreOffice/6.3.3.2$Windows_X86_64 LibreOffice_project/a64200df03143b798afd1ec74a12ab50359878ed</meta:generator>
    <meta:document-statistic meta:object-count="24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